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  <style:text-properties officeooo:paragraph-rsid="021464eb"/>
    </style:style>
    <style:style style:name="P11" style:family="paragraph" style:parent-style-name="Heading_20_3">
      <style:text-properties officeooo:paragraph-rsid="02193544"/>
    </style:style>
    <style:style style:name="P12" style:family="paragraph" style:parent-style-name="Text_20_body">
      <style:text-properties officeooo:rsid="021464eb" officeooo:paragraph-rsid="021464eb"/>
    </style:style>
    <style:style style:name="P13" style:family="paragraph" style:parent-style-name="Text_20_body">
      <style:text-properties officeooo:rsid="02193544" officeooo:paragraph-rsid="02193544"/>
    </style:style>
    <style:style style:name="P14" style:family="paragraph" style:parent-style-name="Text_20_body" style:list-style-name="L11">
      <style:text-properties officeooo:rsid="02193544" officeooo:paragraph-rsid="02193544"/>
    </style:style>
    <style:style style:name="P15" style:family="paragraph" style:parent-style-name="Text_20_body" style:list-style-name="L12">
      <style:text-properties officeooo:rsid="02193544" officeooo:paragraph-rsid="02193544"/>
    </style:style>
    <style:style style:name="P16" style:family="paragraph" style:parent-style-name="Text_20_body" style:list-style-name="L12">
      <style:text-properties officeooo:paragraph-rsid="02193544"/>
    </style:style>
    <style:style style:name="P17" style:family="paragraph" style:parent-style-name="Text_20_body" style:list-style-name="L13">
      <style:text-properties officeooo:rsid="021ae2a7" officeooo:paragraph-rsid="021ae2a7"/>
    </style:style>
    <style:style style:name="P18" style:family="paragraph" style:parent-style-name="Text_20_body" style:list-style-name="L13">
      <style:text-properties officeooo:rsid="021db488" officeooo:paragraph-rsid="021db488"/>
    </style:style>
    <style:style style:name="P19" style:family="paragraph" style:parent-style-name="Text_20_body">
      <style:text-properties officeooo:rsid="021db488" officeooo:paragraph-rsid="021db488"/>
    </style:style>
    <style:style style:name="P20" style:family="paragraph" style:parent-style-name="Text_20_body">
      <style:text-properties officeooo:rsid="0220bbda" officeooo:paragraph-rsid="0220bbda"/>
    </style:style>
    <style:style style:name="P21" style:family="paragraph" style:parent-style-name="Text_20_body" style:list-style-name="L14">
      <style:text-properties officeooo:rsid="0220bbda" officeooo:paragraph-rsid="0220bbda"/>
    </style:style>
    <style:style style:name="P22" style:family="paragraph" style:parent-style-name="Text_20_body" style:list-style-name="L15">
      <style:text-properties officeooo:rsid="0220bbda" officeooo:paragraph-rsid="0220bbda"/>
    </style:style>
    <style:style style:name="P23" style:family="paragraph" style:parent-style-name="Text_20_body" style:list-style-name="L15">
      <style:text-properties officeooo:rsid="0221d83f" officeooo:paragraph-rsid="0221d83f"/>
    </style:style>
    <style:style style:name="P24" style:family="paragraph" style:parent-style-name="Text_20_body" style:list-style-name="L14">
      <style:text-properties officeooo:rsid="0223a935" officeooo:paragraph-rsid="0223a935"/>
    </style:style>
    <style:style style:name="P25" style:family="paragraph" style:parent-style-name="Text_20_body" style:list-style-name="L15">
      <style:text-properties officeooo:rsid="022491fc" officeooo:paragraph-rsid="022491fc"/>
    </style:style>
    <style:style style:name="P26" style:family="paragraph" style:parent-style-name="Text_20_body">
      <style:text-properties officeooo:rsid="022491fc" officeooo:paragraph-rsid="022491fc"/>
    </style:style>
    <style:style style:name="P27" style:family="paragraph" style:parent-style-name="Text_20_body" style:list-style-name="L16">
      <style:text-properties officeooo:paragraph-rsid="022491fc"/>
    </style:style>
    <style:style style:name="T1" style:family="text">
      <style:text-properties officeooo:rsid="0030dd01"/>
    </style:style>
    <style:style style:name="T2" style:family="text">
      <style:text-properties officeooo:rsid="00cb5409"/>
    </style:style>
    <style:style style:name="T3" style:family="text">
      <style:text-properties officeooo:rsid="02001bc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1929a" style:font-weight-asian="bold" style:font-weight-complex="bold"/>
    </style:style>
    <style:style style:name="T6" style:family="text">
      <style:text-properties officeooo:rsid="0071929a"/>
    </style:style>
    <style:style style:name="T7" style:family="text">
      <style:text-properties officeooo:rsid="0169fb0a"/>
    </style:style>
    <style:style style:name="T8" style:family="text">
      <style:text-properties style:text-underline-style="none" officeooo:rsid="01d58ec5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21464eb"/>
    </style:style>
    <style:style style:name="T11" style:family="text">
      <style:text-properties officeooo:rsid="0214ed5b"/>
    </style:style>
    <style:style style:name="T12" style:family="text">
      <style:text-properties officeooo:rsid="0215eb4e"/>
    </style:style>
    <style:style style:name="T13" style:family="text">
      <style:text-properties officeooo:rsid="02193544"/>
    </style:style>
    <style:style style:name="T14" style:family="text">
      <style:text-properties officeooo:rsid="021ae2a7"/>
    </style:style>
    <style:style style:name="T15" style:family="text">
      <style:text-properties officeooo:rsid="021cca42"/>
    </style:style>
    <style:style style:name="T16" style:family="text">
      <style:text-properties officeooo:rsid="021ebe38"/>
    </style:style>
    <style:style style:name="T17" style:family="text">
      <style:text-properties officeooo:rsid="02201efd"/>
    </style:style>
    <style:style style:name="T18" style:family="text">
      <style:text-properties officeooo:rsid="02206fde"/>
    </style:style>
    <style:style style:name="T19" style:family="text">
      <style:text-properties officeooo:rsid="0223a935"/>
    </style:style>
    <style:style style:name="T20" style:family="text">
      <style:text-properties officeooo:rsid="022491f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Reto <text:span text:style-name="T7">7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Estudiante</text:span><text:span text:style-name="T4">:</text:span> Jose Javier Bailón Ortiz</text:p>
      <text:p text:style-name="P5"><text:span text:style-name="T5">Asignatura</text:span><text:span text:style-name="T4">:</text:span> Programación<text:span text:style-name="T6"> de servicios y procesos</text:span></text:p>
      <text:p text:style-name="P5"><text:span text:style-name="T5">Convocatoria</text:span><text:span text:style-name="T4">: 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Sumario</text:p>
          </text:index-title>
          <text:p text:style-name="P6"><text:a xlink:type="simple" xlink:href="#__RefHeading___Toc531_208238177" text:style-name="Index_20_Link" text:visited-style-name="Index_20_Link">Instrucciones<text:tab/>3</text:a></text:p>
          <text:p text:style-name="P6"><text:a xlink:type="simple" xlink:href="#__RefHeading___Toc8042_3675997562" text:style-name="Index_20_Link" text:visited-style-name="Index_20_Link">Concepto general del juego<text:tab/>3</text:a></text:p>
          <text:p text:style-name="P6"><text:a xlink:type="simple" xlink:href="#__RefHeading___Toc8044_3675997562" text:style-name="Index_20_Link" text:visited-style-name="Index_20_Link">Elementos del juego<text:tab/>3</text:a></text:p>
          <text:p text:style-name="P7"><text:a xlink:type="simple" xlink:href="#__RefHeading___Toc8046_3675997562" text:style-name="Index_20_Link" text:visited-style-name="Index_20_Link">Nave del jugador<text:tab/>3</text:a></text:p>
          <text:p text:style-name="P7"><text:a xlink:type="simple" xlink:href="#__RefHeading___Toc8048_3675997562" text:style-name="Index_20_Link" text:visited-style-name="Index_20_Link">Enemigos<text:tab/>3</text:a></text:p>
          <text:p text:style-name="P8"><text:a xlink:type="simple" xlink:href="#__RefHeading___Toc8050_3675997562" text:style-name="Index_20_Link" text:visited-style-name="Index_20_Link">Nave tipo 1<text:tab/>3</text:a></text:p>
          <text:p text:style-name="P8"><text:a xlink:type="simple" xlink:href="#__RefHeading___Toc8050_3675997562%20Copy%203" text:style-name="Index_20_Link" text:visited-style-name="Index_20_Link">Nave tipo 2<text:tab/>3</text:a></text:p>
          <text:p text:style-name="P8"><text:a xlink:type="simple" xlink:href="#__RefHeading___Toc8050_3675997562%20Copy%205" text:style-name="Index_20_Link" text:visited-style-name="Index_20_Link">Nave jefe<text:tab/>4</text:a></text:p>
          <text:p text:style-name="P8"><text:a xlink:type="simple" xlink:href="#__RefHeading___Toc8050_3675997562%20Copy%206" text:style-name="Index_20_Link" text:visited-style-name="Index_20_Link">Asteroides<text:tab/>4</text:a></text:p>
          <text:p text:style-name="P7"><text:a xlink:type="simple" xlink:href="#__RefHeading___Toc8091_3675997562" text:style-name="Index_20_Link" text:visited-style-name="Index_20_Link">Tipos de premios<text:tab/>4</text:a></text:p>
        </text:index-body>
      </text:table-of-content>
      <text:p text:style-name="P5"/>
      <text:h text:style-name="Heading_20_1" text:outline-level="1" text:is-list-header="true"/>
      <text:h text:style-name="P10" text:outline-level="1" text:is-list-header="true"><text:bookmark-start text:name="__RefHeading___Toc531_208238177"/><text:span text:style-name="T10">Instrucciones </text:span><text:bookmark-end text:name="__RefHeading___Toc531_208238177"/></text:h>
      <text:p text:style-name="P12">Hacer un juego gráfico en java en el que esté presente el uso de múltiples hebras.</text:p>
      <text:h text:style-name="Heading_20_1" text:outline-level="1" text:is-list-header="true"><text:bookmark-start text:name="__RefHeading___Toc8042_3675997562"/><text:span text:style-name="T12">Concepto </text:span>general del jue<text:span text:style-name="T10">go </text:span><text:bookmark-end text:name="__RefHeading___Toc8042_3675997562"/></text:h>
      <text:p text:style-name="P12">El juego consiste en un arcade de scroll <text:span text:style-name="T12">vertical</text:span> cuya temática es la lucha aérea <text:span text:style-name="T11">en el espacio</text:span>. El jugador maneja una <text:span text:style-name="T11">nave</text:span> que puede mover por la pantalla y con la que puede disparar a los enemigos. <text:span text:style-name="T11">Los enemigos aparecen por la parte superior y van descendiendo </text:span><text:span text:style-name="T12">mientras disparan. </text:span><text:span text:style-name="T14">Durante la partida el jugador recibe premios </text:span><text:span text:style-name="T15">en forma de puntos o mejoras.</text:span></text:p>
      <text:h text:style-name="Heading_20_1" text:outline-level="1" text:is-list-header="true"><text:bookmark-start text:name="__RefHeading___Toc8044_3675997562"/>Elementos del juego<text:bookmark-end text:name="__RefHeading___Toc8044_3675997562"/></text:h>
      <text:h text:style-name="Heading_20_2" text:outline-level="2" text:is-list-header="true"><text:bookmark-start text:name="__RefHeading___Toc8046_3675997562"/>Nave del jugador<text:bookmark-end text:name="__RefHeading___Toc8046_3675997562"/></text:h>
      <text:p text:style-name="P13">Propiedades de la nave:</text:p>
      <text:list text:style-name="L11">
        <text:list-item>
          <text:p text:style-name="P14">Velocidad: <text:span text:style-name="T16">Tiene una velocidad base que puede ser modificada por premios.</text:span></text:p>
        </text:list-item>
        <text:list-item>
          <text:p text:style-name="P14">Tipo de disparo: <text:span text:style-name="T16">En un inicio hace un disparo vertical. Puede ser triple (un disparo vertical y dos laterales) si se recoge el premio adecuado.</text:span></text:p>
        </text:list-item>
        <text:list-item>
          <text:p text:style-name="P14">Salud: <text:span text:style-name="T16">Tiene una salud inicial que decrementa con los impactos enemigos. Se puede recuperar con premios.</text:span></text:p>
        </text:list-item>
        <text:list-item>
          <text:p text:style-name="P14"><text:span text:style-name="T16">D</text:span>isparo especial: <text:span text:style-name="T16">Al inicio y como máximo tiene 2. Puede recuperar munición con premios. El disparo especial consiste en un rayo que elimina instantaneamente los enemigos que hay en pantalla.</text:span></text:p>
        </text:list-item>
      </text:list>
      <text:h text:style-name="Heading_20_2" text:outline-level="2" text:is-list-header="true"><text:bookmark-start text:name="__RefHeading___Toc8048_3675997562"/>Enemigos<text:bookmark-end text:name="__RefHeading___Toc8048_3675997562"/></text:h>
      <text:h text:style-name="Heading_20_3" text:outline-level="3" text:is-list-header="true"><text:bookmark-start text:name="__RefHeading___Toc8050_3675997562"/>Nave tipo 1<text:bookmark-end text:name="__RefHeading___Toc8050_3675997562"/></text:h>
      <text:list xml:id="list740549056" text:style-name="L12">
        <text:list-item>
          <text:p text:style-name="P15">Velocidad: <text:span text:style-name="T16">Baja</text:span></text:p>
        </text:list-item>
        <text:list-item>
          <text:p text:style-name="P15">Movimiento: <text:span text:style-name="T17">Según formación ondulatorio descendente u arqueado</text:span></text:p>
        </text:list-item>
        <text:list-item>
          <text:p text:style-name="P15">Disparo: <text:span text:style-name="T17">aleatorio de baja frecuencia</text:span></text:p>
        </text:list-item>
        <text:list-item>
          <text:p text:style-name="P16"><text:span text:style-name="T13">Salud: </text:span><text:span text:style-name="T17">Baja</text:span></text:p>
        </text:list-item>
        <text:list-item>
          <text:p text:style-name="P15">Premio: <text:span text:style-name="T17">puntos </text:span></text:p>
        </text:list-item>
      </text:list>
      <text:h text:style-name="P11" text:outline-level="3" text:is-list-header="true"><text:bookmark-start text:name="__RefHeading___Toc8050_3675997562 Copy 3"/>Nave tipo <text:span text:style-name="T13">2</text:span><text:bookmark-end text:name="__RefHeading___Toc8050_3675997562 Copy 3"/></text:h>
      <text:list xml:id="list234941920305733" text:continue-numbering="true" text:style-name="L12">
        <text:list-item>
          <text:p text:style-name="P15">Velocidad: <text:span text:style-name="T17">Alta</text:span></text:p>
        </text:list-item>
        <text:list-item>
          <text:p text:style-name="P15">Movimiento: <text:span text:style-name="T17">Según formación ondulatorio descendente y arqueado</text:span></text:p>
        </text:list-item>
        <text:list-item>
          <text:p text:style-name="P15">Disparo: <text:span text:style-name="T17">alta frecuencia hacia la posición actual de la nave</text:span></text:p>
        </text:list-item>
        <text:list-item>
          <text:p text:style-name="P15"><text:soft-page-break/>Salud: <text:span text:style-name="T17">Media</text:span></text:p>
        </text:list-item>
        <text:list-item>
          <text:p text:style-name="P15">Premio: <text:span text:style-name="T17">Puntos</text:span></text:p>
        </text:list-item>
      </text:list>
      <text:p text:style-name="P13"/>
      <text:h text:style-name="P11" text:outline-level="3" text:is-list-header="true"><text:bookmark-start text:name="__RefHeading___Toc8050_3675997562 Copy 5"/>Nave <text:span text:style-name="T13">jefe</text:span><text:bookmark-end text:name="__RefHeading___Toc8050_3675997562 Copy 5"/></text:h>
      <text:list xml:id="list234940518094861" text:continue-numbering="true" text:style-name="L12">
        <text:list-item>
          <text:p text:style-name="P15">Velocidad: <text:span text:style-name="T17">Baja</text:span></text:p>
        </text:list-item>
        <text:list-item>
          <text:p text:style-name="P15">Movimiento: <text:span text:style-name="T17">cíclico de borde superior a centro</text:span></text:p>
        </text:list-item>
        <text:list-item>
          <text:p text:style-name="P15">Disparo: <text:span text:style-name="T17">Múltiple y potencia máxima</text:span></text:p>
        </text:list-item>
        <text:list-item>
          <text:p text:style-name="P15">Salud: <text:span text:style-name="T17">Muy alta</text:span></text:p>
        </text:list-item>
        <text:list-item>
          <text:p text:style-name="P15">Premio: <text:span text:style-name="T18">puntos, </text:span><text:span text:style-name="T17">Salud, </text:span><text:span text:style-name="T18">recarga de disparo especial</text:span></text:p>
        </text:list-item>
      </text:list>
      <text:h text:style-name="P11" text:outline-level="3" text:is-list-header="true"><text:bookmark-start text:name="__RefHeading___Toc8050_3675997562 Copy 6"/><text:span text:style-name="T13">Asteroides</text:span><text:bookmark-end text:name="__RefHeading___Toc8050_3675997562 Copy 6"/></text:h>
      <text:list xml:id="list234940440763466" text:continue-numbering="true" text:style-name="L12">
        <text:list-item>
          <text:p text:style-name="P15">Velocidad: <text:span text:style-name="T17">Baja</text:span></text:p>
        </text:list-item>
        <text:list-item>
          <text:p text:style-name="P15">Movimiento: <text:span text:style-name="T17">lineal aleatorio</text:span></text:p>
        </text:list-item>
        <text:list-item>
          <text:p text:style-name="P15">Disparo: <text:span text:style-name="T17">ninguno</text:span></text:p>
        </text:list-item>
        <text:list-item>
          <text:p text:style-name="P15">Salud: <text:span text:style-name="T17">De baja a alta </text:span><text:span text:style-name="T18">dependiendo del asteroide</text:span></text:p>
        </text:list-item>
        <text:list-item>
          <text:p text:style-name="P15">Premio: <text:span text:style-name="T18">Puntos 100%</text:span></text:p>
        </text:list-item>
      </text:list>
      <text:p text:style-name="P13"/>
      <text:h text:style-name="Heading_20_2" text:outline-level="2" text:is-list-header="true"><text:bookmark-start text:name="__RefHeading___Toc8091_3675997562"/><text:span text:style-name="T14">Tipos de premios</text:span><text:bookmark-end text:name="__RefHeading___Toc8091_3675997562"/></text:h>
      <text:list text:style-name="L13">
        <text:list-item>
          <text:p text:style-name="P17">Puntos: <text:span text:style-name="T16">Se reciben puntos para el marcador.</text:span></text:p>
        </text:list-item>
        <text:list-item>
          <text:p text:style-name="P17">Recarga de salud: <text:span text:style-name="T18">Se recarga una cantidad de salud</text:span></text:p>
        </text:list-item>
        <text:list-item>
          <text:p text:style-name="P17">Mejora de disparo <text:span text:style-name="T16">triple: </text:span><text:span text:style-name="T18">El disparo se convierte en un disparo triple (uno hacia arriba y dos laterales)</text:span></text:p>
        </text:list-item>
        <text:list-item>
          <text:p text:style-name="P17">Recarga de disparo especial: <text:span text:style-name="T18">Se recarga 1 disparo especial</text:span></text:p>
        </text:list-item>
        <text:list-item>
          <text:p text:style-name="P17">Escu<text:span text:style-name="T15">d</text:span>o: <text:span text:style-name="T18">Una burbuja rodea la nave haciéndola inmune a un disparo o colision</text:span></text:p>
        </text:list-item>
        <text:list-item>
          <text:p text:style-name="P18">Multiplicador de velocidad: <text:span text:style-name="T18">Multiplica la velocidad de la nave x2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 text:is-list-header="true"><text:soft-page-break/>Estructura de un frame</text:h>
      <text:p text:style-name="Text_20_body"/>
      <text:p text:style-name="Text_20_body"/>
      <text:list xml:id="list262312677" text:style-name="L14">
        <text:list-item>
          <text:p text:style-name="P21">Calcular intervalo delta</text:p>
        </text:list-item>
        <text:list-item>
          <text:p text:style-name="P21">Definir estado inicial<text:span text:style-name="T20">(Eliminar elementos terminados, agregar nuevos elementos)</text:span></text:p>
        </text:list-item>
        <text:list-item>
          <text:p text:style-name="P21">Calcular posiciones</text:p>
        </text:list-item>
        <text:list-item>
          <text:p text:style-name="P21">Detectar colisiones <text:span text:style-name="T19">favorables</text:span></text:p>
        </text:list-item>
        <text:list-item>
          <text:p text:style-name="P24">Detectar colisiones desfavorables</text:p>
        </text:list-item>
        <text:list-item>
          <text:p text:style-name="P24">Actualizar parametros GUI</text:p>
        </text:list-item>
      </text:list>
      <text:p text:style-name="P20"/>
      <text:p text:style-name="P20"/>
      <text:p text:style-name="P20">Necesidades del motor:</text:p>
      <text:list text:style-name="L15">
        <text:list-item>
          <text:p text:style-name="P22">Listado de naves</text:p>
        </text:list-item>
        <text:list-item>
          <text:p text:style-name="P22">Listado de disparos enemigos</text:p>
        </text:list-item>
        <text:list-item>
          <text:p text:style-name="P22">Listado de disparos amigos</text:p>
        </text:list-item>
        <text:list-item>
          <text:p text:style-name="P22">Listado de premios</text:p>
        </text:list-item>
        <text:list-item>
          <text:p text:style-name="P22">Nave principal</text:p>
        </text:list-item>
        <text:list-item>
          <text:p text:style-name="P23">Fondo</text:p>
        </text:list-item>
        <text:list-item>
          <text:p text:style-name="P25">Elementos GUI</text:p>
        </text:list-item>
        <text:list-item>
          <text:p text:style-name="P25">generadores</text:p>
        </text:list-item>
        <text:list-item>
          <text:p text:style-name="P25">Nivel</text:p>
        </text:list-item>
      </text:list>
      <text:p text:style-name="P26"/>
      <text:p text:style-name="P26">Estructura de nivel:</text:p>
      <text:list xml:id="list726489700" text:style-name="L16">
        <text:list-item>
          <text:p text:style-name="P27"><text:span text:style-name="T20">numero</text:span></text:p>
        </text:list-item>
        <text:list-item>
          <text:p text:style-name="P27"><text:span text:style-name="T20">progreso</text:span></text:p>
        </text:list-item>
        <text:list-item>
          <text:p text:style-name="P27"><text:span text:style-name="T20">listado de evento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00"/>
      <style:paragraph-properties fo:margin-top="0cm" fo:margin-bottom="0cm" style:contextual-spacing="false" fo:background-color="#000000" fo:padding="0.3cm" fo:border="none">
        <style:tab-stops/>
      </style:paragraph-properties>
      <style:text-properties fo:color="#ffffff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cb5409"/>
    </style:style>
    <style:style style:name="MT3" style:family="text">
      <style:text-properties officeooo:rsid="02001b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</text:span><text:span text:style-name="MT1">g</text:span><text:span text:style-name="MT2">ina</text:span><text:span text:style-name="MT1"> </text:span><text:page-number text:select-page="current">2</text:page-number><text:s/><text:span text:style-name="MT3">de</text:span><text:span text:style-name="MT1">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3-12-28T23:49:39.946000000</dc:date>
    <meta:editing-duration>P1DT9H13M43S</meta:editing-duration>
    <meta:editing-cycles>216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0" meta:object-count="0" meta:page-count="5" meta:paragraph-count="80" meta:word-count="497" meta:character-count="2871" meta:non-whitespace-character-count="2498"/>
  </office:meta>
</office:document-meta>
</file>